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Rx (-dBm)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05" calcext:value-type="float">
            <text:p>33,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68" calcext:value-type="float">
            <text:p>33,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29" calcext:value-type="float">
            <text:p>34,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05" calcext:value-type="float">
            <text:p>35,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68" calcext:value-type="float">
            <text:p>35,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3" calcext:value-type="float">
            <text:p>3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8" calcext:value-type="float">
            <text:p>36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" calcext:value-type="float">
            <text:p>37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6" calcext:value-type="float">
            <text:p>37,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95" calcext:value-type="float">
            <text:p>37,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16" calcext:value-type="float">
            <text:p>38,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37" calcext:value-type="float">
            <text:p>38,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.5" calcext:value-type="float">
            <text:p>38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.7" calcext:value-type="float">
            <text:p>38,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.01" calcext:value-type="float">
            <text:p>39,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4" calcext:value-type="float">
            <text:p>39,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.9" calcext:value-type="float">
            <text:p>39,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.55" calcext:value-type="float">
            <text:p>40,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.35" calcext:value-type="float">
            <text:p>41,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.2" calcext:value-type="float">
            <text:p>42,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2" calcext:value-type="float">
            <text:p>43,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.48" calcext:value-type="float">
            <text:p>44,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.05" calcext:value-type="float">
            <text:p>46,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.86" calcext:value-type="float">
            <text:p>47,8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29" calcext:value-type="float">
            <text:p>50,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37" calcext:value-type="float">
            <text:p>53,3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01" calcext:value-type="float">
            <text:p>57,0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.8" calcext:value-type="float">
            <text:p>60,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2" calcext:value-type="float">
            <text:p>64,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.9" calcext:value-type="float">
            <text:p>63,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58" calcext:value-type="float">
            <text:p>61,5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2" calcext:value-type="float">
            <text:p>59,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.8" calcext:value-type="float">
            <text:p>56,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.3" calcext:value-type="float">
            <text:p>55,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7" calcext:value-type="float">
            <text:p>53,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18" calcext:value-type="float">
            <text:p>52,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.8" calcext:value-type="float">
            <text:p>50,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.44" calcext:value-type="float">
            <text:p>50,4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.48" calcext:value-type="float">
            <text:p>50,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.6" calcext:value-type="float">
            <text:p>50,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.9" calcext:value-type="float">
            <text:p>50,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.08" calcext:value-type="float">
            <text:p>51,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.9" calcext:value-type="float">
            <text:p>50,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.8" calcext:value-type="float">
            <text:p>50,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.66" calcext:value-type="float">
            <text:p>50,6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.05" calcext:value-type="float">
            <text:p>51,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.3" calcext:value-type="float">
            <text:p>51,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.8" calcext:value-type="float">
            <text:p>50,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.9" calcext:value-type="float">
            <text:p>49,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.6" calcext:value-type="float">
            <text:p>49,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,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.1" calcext:value-type="float">
            <text:p>52,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.1" calcext:value-type="float">
            <text:p>53,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45" calcext:value-type="float">
            <text:p>52,4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.8" calcext:value-type="float">
            <text:p>51,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06" calcext:value-type="float">
            <text:p>52,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.8" calcext:value-type="float">
            <text:p>53,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17" calcext:value-type="float">
            <text:p>53,1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.82" calcext:value-type="float">
            <text:p>50,8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.8" calcext:value-type="float">
            <text:p>49,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.8" calcext:value-type="float">
            <text:p>50,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.08" calcext:value-type="float">
            <text:p>54,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2" calcext:value-type="float">
            <text:p>53,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.4" calcext:value-type="float">
            <text:p>53,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.75" calcext:value-type="float">
            <text:p>54,7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.4" calcext:value-type="float">
            <text:p>55,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8" calcext:value-type="float">
            <text:p>54,5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.7" calcext:value-type="float">
            <text:p>53,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.8" calcext:value-type="float">
            <text:p>53,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.2" calcext:value-type="float">
            <text:p>53,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3.4" calcext:value-type="float">
            <text:p>53,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.9" calcext:value-type="float">
            <text:p>55,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6.45" calcext:value-type="float">
            <text:p>56,4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.35" calcext:value-type="float">
            <text:p>52,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.6" calcext:value-type="float">
            <text:p>50,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.52" calcext:value-type="float">
            <text:p>51,5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.01" calcext:value-type="float">
            <text:p>58,0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.6" calcext:value-type="float">
            <text:p>60,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.05" calcext:value-type="float">
            <text:p>51,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.2" calcext:value-type="float">
            <text:p>48,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.69" calcext:value-type="float">
            <text:p>48,6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.88" calcext:value-type="float">
            <text:p>52,8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6.2" calcext:value-type="float">
            <text:p>66,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.63" calcext:value-type="float">
            <text:p>55,6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.9" calcext:value-type="float">
            <text:p>50,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.38" calcext:value-type="float">
            <text:p>50,3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.48" calcext:value-type="float">
            <text:p>52,4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.8" calcext:value-type="float">
            <text:p>57,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.4" calcext:value-type="float">
            <text:p>60,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.15" calcext:value-type="float">
            <text:p>56,1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8" calcext:value-type="float">
            <text:p>54,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1.3" calcext:value-type="float">
            <text:p>61,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.29" calcext:value-type="float">
            <text:p>57,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.56" calcext:value-type="float">
            <text:p>53,5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.3" calcext:value-type="float">
            <text:p>52,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3" calcext:value-type="float">
            <text:p>52,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.8" calcext:value-type="float">
            <text:p>53,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5.7" calcext:value-type="float">
            <text:p>55,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.4" calcext:value-type="float">
            <text:p>58,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1.35" calcext:value-type="float">
            <text:p>61,3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1.9" calcext:value-type="float">
            <text:p>61,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.3" calcext:value-type="float">
            <text:p>60,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.8" calcext:value-type="float">
            <text:p>58,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6.6" calcext:value-type="float">
            <text:p>56,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5.15" calcext:value-type="float">
            <text:p>55,1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.6" calcext:value-type="float">
            <text:p>54,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.58" calcext:value-type="float">
            <text:p>53,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3.15" calcext:value-type="float">
            <text:p>53,1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.5" calcext:value-type="float">
            <text:p>52,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.4" calcext:value-type="float">
            <text:p>52,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4.25" calcext:value-type="float">
            <text:p>54,2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.55" calcext:value-type="float">
            <text:p>55,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.7" calcext:value-type="float">
            <text:p>56,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.5" calcext:value-type="float">
            <text:p>57,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.04" calcext:value-type="float">
            <text:p>60,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8.8" calcext:value-type="float">
            <text:p>58,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6.3" calcext:value-type="float">
            <text:p>56,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5.15" calcext:value-type="float">
            <text:p>55,1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5.9" calcext:value-type="float">
            <text:p>55,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.5" calcext:value-type="float">
            <text:p>59,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0.7" calcext:value-type="float">
            <text:p>60,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.5" calcext:value-type="float">
            <text:p>59,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.1" calcext:value-type="float">
            <text:p>56,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4.48" calcext:value-type="float">
            <text:p>54,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.9" calcext:value-type="float">
            <text:p>53,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.48" calcext:value-type="float">
            <text:p>54,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.3" calcext:value-type="float">
            <text:p>55,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.39" calcext:value-type="float">
            <text:p>55,3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.7" calcext:value-type="float">
            <text:p>53,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.2" calcext:value-type="float">
            <text:p>53,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.8" calcext:value-type="float">
            <text:p>53,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4.05" calcext:value-type="float">
            <text:p>54,0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.1" calcext:value-type="float">
            <text:p>54,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3.15" calcext:value-type="float">
            <text:p>53,1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1.8" calcext:value-type="float">
            <text:p>51,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2.75" calcext:value-type="float">
            <text:p>52,7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.06" calcext:value-type="float">
            <text:p>55,0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6.05" calcext:value-type="float">
            <text:p>56,0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6.6" calcext:value-type="float">
            <text:p>56,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.9" calcext:value-type="float">
            <text:p>64,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2.7" calcext:value-type="float">
            <text:p>62,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4.3" calcext:value-type="float">
            <text:p>64,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.5" calcext:value-type="float">
            <text:p>60,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2.3" calcext:value-type="float">
            <text:p>52,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9.25" calcext:value-type="float">
            <text:p>49,2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.85" calcext:value-type="float">
            <text:p>47,8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.28" calcext:value-type="float">
            <text:p>46,2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0.39" calcext:value-type="float">
            <text:p>40,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.05" calcext:value-type="float">
            <text:p>39,0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.75" calcext:value-type="float">
            <text:p>37,7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6.4" calcext:value-type="float">
            <text:p>36,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42" calcext:value-type="float">
            <text:p>35,4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.49" calcext:value-type="float">
            <text:p>34,4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.72" calcext:value-type="float">
            <text:p>33,7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.04" calcext:value-type="float">
            <text:p>33,0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.4" calcext:value-type="float">
            <text:p>32,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.9" calcext:value-type="float">
            <text:p>31,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.5" calcext:value-type="float">
            <text:p>31,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.16" calcext:value-type="float">
            <text:p>31,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.9" calcext:value-type="float">
            <text:p>30,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.6" calcext:value-type="float">
            <text:p>30,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.62" calcext:value-type="float">
            <text:p>30,6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.7" calcext:value-type="float">
            <text:p>30,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1.3" calcext:value-type="float">
            <text:p>31,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1.68" calcext:value-type="float">
            <text:p>31,6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2.16" calcext:value-type="float">
            <text:p>32,1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.7" calcext:value-type="float">
            <text:p>32,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.28" calcext:value-type="float">
            <text:p>33,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5:50:24.227173600</meta:creation-date>
    <dc:date>2025-11-20T16:21:56.284081700</dc:date>
    <meta:editing-duration>PT12M37S</meta:editing-duration>
    <meta:editing-cycles>2</meta:editing-cycles>
    <meta:generator>LibreOffice/25.2.6.2$Windows_X86_64 LibreOffice_project/729c5bfe710f5eb71ed3bbde9e06a6065e9c6c5d</meta:generator>
    <meta:document-statistic meta:table-count="1" meta:cell-count="365" meta:object-count="0"/>
  </office:meta>
</office:document-meta>
</file>